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officeooo:rsid="000dfd03" officeooo:paragraph-rsid="000dfd03"/>
    </style:style>
    <style:style style:name="P3" style:family="paragraph" style:parent-style-name="Text_20_body">
      <style:text-properties officeooo:rsid="000dfd03" officeooo:paragraph-rsid="000dfd03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left="0.397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.397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3">
      <style:paragraph-properties fo:margin-left="0.397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.397cm" fo:margin-right="0cm" fo:text-indent="0cm" style:auto-text-indent="false"/>
    </style:style>
    <style:style style:name="P9" style:family="paragraph" style:parent-style-name="Text_20_body" style:list-style-name="L2">
      <style:paragraph-properties fo:margin-left="0.397cm" fo:margin-right="0cm" fo:text-indent="0cm" style:auto-text-indent="false"/>
    </style:style>
    <style:style style:name="P10" style:family="paragraph" style:parent-style-name="Text_20_body" style:list-style-name="L3">
      <style:paragraph-properties fo:margin-left="0.397cm" fo:margin-right="0cm" fo:text-indent="0cm" style:auto-text-indent="false"/>
    </style:style>
    <style:style style:name="P11" style:family="paragraph" style:parent-style-name="Text_20_body">
      <style:paragraph-properties fo:margin-left="1.058cm" fo:margin-right="0cm" fo:margin-top="0cm" fo:margin-bottom="0cm" style:contextual-spacing="false" fo:text-indent="0cm" style:auto-text-indent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</text:p>
      <text:p text:style-name="P1">Sean los animales <text:span text:style-name="Strong_20_Emphasis">perro, lobo, vaca, caballo, oveja, guanaco, gallina y rana</text:span>, y sus crías <text:span text:style-name="Strong_20_Emphasis">cachorro, lobezno, ternero, potrillo, cordero, chulengo, pollo y renacuajo</text:span>, respectivamente.<text:line-break/><text:line-break/>Definir: </text:p>
      <text:list xml:id="list278720043" text:style-name="L1">
        <text:list-item>
          <text:p text:style-name="P5">Para los animales, los hechos <text:span text:style-name="Strong_20_Emphasis">comeCarne()</text:span> y <text:span text:style-name="Strong_20_Emphasis">comeHierba()</text:span>. </text:p>
        </text:list-item>
        <text:list-item>
          <text:p text:style-name="P5">Para los animales, los hechos <text:span text:style-name="Strong_20_Emphasis">plumas()</text:span>, <text:span text:style-name="Strong_20_Emphasis">pelo()</text:span> y <text:span text:style-name="Strong_20_Emphasis">piel()</text:span>. </text:p>
        </text:list-item>
        <text:list-item>
          <text:p text:style-name="P5">Las relaciones <text:span text:style-name="Strong_20_Emphasis">criaDe()</text:span>. </text:p>
        </text:list-item>
        <text:list-item>
          <text:p text:style-name="P5">La regla <text:span text:style-name="Strong_20_Emphasis">puedeComer(A,B)</text:span> en base los hechos de alimentación en (1). Si comeCarne() puede comer a otro animal. </text:p>
        </text:list-item>
        <text:list-item>
          <text:p text:style-name="P8">Las reglas <text:span text:style-name="Strong_20_Emphasis">dosPatas()</text:span> y <text:span text:style-name="Strong_20_Emphasis">cuatroPatas()</text:span> según los hechos de en (2). </text:p>
        </text:list-item>
      </text:list>
      <text:p text:style-name="Text_20_body"><text:line-break/>Entregar el archivo *.pl. </text:p>
      <text:p text:style-name="Text_20_body"/>
      <text:p text:style-name="Text_20_body"/>
      <text:p text:style-name="P3">2</text:p>
      <text:p text:style-name="P1">Implementar en CLIPS un programa que contemple lo siguiente:<text:line-break/><text:line-break/><text:span text:style-name="Strong_20_Emphasis">Relaciones familiares</text:span><text:line-break/>Dados los siguientes patrones para hechos que describen relaciones familiares: </text:p>
      <text:list xml:id="list2816574474" text:style-name="L2">
        <text:list-item>
          <text:p text:style-name="P6">(padre-de (padre &lt;nombre&gt;) (hijo &lt;nombre&gt;)) </text:p>
        </text:list-item>
        <text:list-item>
          <text:p text:style-name="P6">(madre-de (madre &lt;nombre&gt;) (hijo &lt;nombre&gt;)) </text:p>
        </text:list-item>
        <text:list-item>
          <text:p text:style-name="P6">(hombre &lt;nombre&gt;) </text:p>
        </text:list-item>
        <text:list-item>
          <text:p text:style-name="P6">(mujer &lt;nombre&gt;) </text:p>
        </text:list-item>
        <text:list-item>
          <text:p text:style-name="P6">(mujer-de (esposa &lt;nombre&gt;) (esposo &lt;nombre)) </text:p>
        </text:list-item>
        <text:list-item>
          <text:p text:style-name="P9">(marido-de (esposo &lt;nombre&gt;) (esposa &lt;nombre&gt;)) </text:p>
        </text:list-item>
      </text:list>
      <text:p text:style-name="Text_20_body">escribir reglas para inferir las siguientes relaciones: </text:p>
      <text:list xml:id="list278834239" text:style-name="L3">
        <text:list-item>
          <text:p text:style-name="P7">Hermano. </text:p>
        </text:list-item>
        <text:list-item>
          <text:p text:style-name="P7">Hermana. </text:p>
        </text:list-item>
        <text:list-item>
          <text:p text:style-name="P7">Abuelo. </text:p>
        </text:list-item>
        <text:list-item>
          <text:p text:style-name="P7">Abuela. </text:p>
        </text:list-item>
        <text:list-item>
          <text:p text:style-name="P7">Abuelos. (Abuelo y abuela que son matrimonio) </text:p>
        </text:list-item>
        <text:list-item>
          <text:p text:style-name="P7">Primo. </text:p>
        </text:list-item>
        <text:list-item>
          <text:p text:style-name="P7">Tío. </text:p>
        </text:list-item>
        <text:list-item>
          <text:p text:style-name="P10">Tía. </text:p>
        </text:list-item>
      </text:list>
      <text:p text:style-name="P4">Aplicar las reglas desarrolladas con el siguiente ejemplo: </text:p>
      <text:p text:style-name="P11"><text:span text:style-name="Emphasis">"Alberto y Belinda son una feliz pareja con dos hijos, Diana y Enrique, casados<text:line-break/>respectivamente con Carlos y Fiorina. Estas dos últimas parejas han tenido<text:line-break/>descendencia, dos hermosos chicos que han decidido llamar Gabriel e Hilario<text:line-break/>respectivamente".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8:29:43.069000000</meta:creation-date>
    <dc:date>2021-11-11T18:58:58.918000000</dc:date>
    <meta:editing-duration>PT19M5S</meta:editing-duration>
    <meta:editing-cycles>1</meta:editing-cycles>
    <meta:document-statistic meta:table-count="0" meta:image-count="0" meta:object-count="0" meta:page-count="1" meta:paragraph-count="27" meta:word-count="211" meta:character-count="1416" meta:non-whitespace-character-count="1224"/>
    <meta:generator>LibreOffice/7.0.4.2$Windows_X86_64 LibreOffice_project/dcf040e67528d9187c66b2379df5ea4407429775</meta:generator>
  </office:meta>
</office:document-meta>
</file>